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42325" style:font-size-asian="14pt" style:font-size-complex="14pt"/>
    </style:style>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text-properties fo:font-size="14pt" fo:font-weight="normal" officeooo:rsid="00131db8" officeooo:paragraph-rsid="00131db8"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32pt" style:font-size-asian="32pt" style:font-size-complex="32pt"/>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0142325" style:font-size-asian="20pt" style:font-weight-asian="bold" style:font-size-complex="20pt" style:font-weight-complex="bold"/>
    </style:style>
    <style:style style:name="P9" style:family="paragraph" style:parent-style-name="Standard">
      <style:text-properties fo:font-size="14pt" fo:font-weight="normal" officeooo:rsid="0016b63b" officeooo:paragraph-rsid="0016b63b" style:font-size-asian="14pt" style:font-weight-asian="normal" style:font-size-complex="14pt" style:font-weight-complex="normal"/>
    </style:style>
    <style:style style:name="P10" style:family="paragraph" style:parent-style-name="Standard">
      <style:text-properties fo:font-size="14pt" fo:font-weight="normal" officeooo:rsid="0016b63b" officeooo:paragraph-rsid="0015e680" style:font-size-asian="14pt" style:font-weight-asian="normal" style:font-size-complex="14pt" style:font-weight-complex="normal"/>
    </style:style>
    <style:style style:name="P11" style:family="paragraph" style:parent-style-name="Standard">
      <style:text-properties fo:font-size="14pt" fo:font-weight="normal" officeooo:rsid="00186413" officeooo:paragraph-rsid="00186413" style:font-size-asian="14pt" style:font-weight-asian="normal" style:font-size-complex="14pt" style:font-weight-complex="normal"/>
    </style:style>
    <style:style style:name="P12" style:family="paragraph" style:parent-style-name="Standard">
      <style:text-properties fo:font-size="14pt" officeooo:paragraph-rsid="0016b63b" style:font-size-asian="14pt" style:font-size-complex="14pt"/>
    </style:style>
    <style:style style:name="P13" style:family="paragraph" style:parent-style-name="Standard">
      <style:text-properties fo:font-size="10pt" fo:font-weight="normal" officeooo:rsid="00142325" officeooo:paragraph-rsid="00142325" style:font-size-asian="10pt" style:font-weight-asian="normal" style:font-size-complex="10pt" style:font-weight-complex="normal"/>
    </style:style>
    <style:style style:name="P14" style:family="paragraph" style:parent-style-name="Standard">
      <style:text-properties fo:font-size="10pt" fo:font-weight="normal" officeooo:rsid="00131db8" officeooo:paragraph-rsid="00142325" style:font-size-asian="10pt" style:font-weight-asian="normal" style:font-size-complex="10pt" style:font-weight-complex="normal"/>
    </style:style>
    <style:style style:name="P15" style:family="paragraph" style:parent-style-name="Standard">
      <style:text-properties fo:font-size="10pt" fo:font-weight="normal" officeooo:rsid="0015e680" officeooo:paragraph-rsid="0015e680" style:font-size-asian="10pt" style:font-weight-asian="normal" style:font-size-complex="10pt" style:font-weight-complex="normal"/>
    </style:style>
    <style:style style:name="P16" style:family="paragraph" style:parent-style-name="Standard">
      <style:text-properties fo:font-size="10pt" fo:font-weight="bold" officeooo:rsid="00142325" officeooo:paragraph-rsid="00142325" style:font-size-asian="10pt" style:font-weight-asian="bold" style:font-size-complex="10pt" style:font-weight-complex="bold"/>
    </style:style>
    <style:style style:name="P17" style:family="paragraph" style:parent-style-name="Standard">
      <style:text-properties fo:font-size="10pt" fo:font-style="normal" style:text-underline-style="none" fo:font-weight="normal" officeooo:rsid="0015e680" officeooo:paragraph-rsid="0015e68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center" style:justify-single-word="false"/>
      <style:text-properties fo:font-size="20pt" fo:font-weight="bold" officeooo:paragraph-rsid="0016b63b" style:font-size-asian="20pt" style:font-weight-asian="bold" style:font-size-complex="20pt" style:font-weight-complex="bold"/>
    </style:style>
    <style:style style:name="T1" style:family="text">
      <style:text-properties officeooo:rsid="00048cd6"/>
    </style:style>
    <style:style style:name="T2" style:family="text">
      <style:text-properties officeooo:rsid="00131db8"/>
    </style:style>
    <style:style style:name="T3" style:family="text">
      <style:text-properties officeooo:rsid="00142325"/>
    </style:style>
    <style:style style:name="T4" style:family="text">
      <style:text-properties officeooo:rsid="0015e680"/>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officeooo:rsid="0016b63b"/>
    </style:style>
    <style:style style:name="T9" style:family="text">
      <style:text-properties style:text-position="sub 58%"/>
    </style:style>
    <style:style style:name="T10"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ataxe-64<text:span text:style-name="T2"> SLAB.</text:span></text:p>
      <text:p text:style-name="P6">Richard Parker <text:span text:style-name="T8">6.9</text:span>.201<text:span text:style-name="T1">5</text:span></text:p>
      <text:p text:style-name="P3"/>
      <text:p text:style-name="P7">Section 1 – Introduction</text:p>
      <text:p text:style-name="P1"/>
      <text:p text:style-name="P9">The "slab" module performs worker functions on Dfmt input/output utilizing the high-performance low-level routines if they are available, and otherwise uses the "field" routines to do the work. <text:s/>This version of the document is written when the multiply functionality is working fine, and makes a first stab at what upgrade may be needed to include also the Gaussian Eliminaton functionality.</text:p>
      <text:p text:style-name="P4"/>
      <text:p text:style-name="P8">Section <text:span text:style-name="T3">2</text:span> – <text:span text:style-name="T3">The Multiply functionality.</text:span></text:p>
      <text:p text:style-name="P2"/>
      <text:p text:style-name="P9">This section is now hopelessly out-of-date and needs to be re-written at some point soon to reflect the fact that it has now been written, is working, and is probably fairly stable.</text:p>
      <text:p text:style-name="P9"/>
      <text:p text:style-name="P13">The slab module has only one subroutine in it, whose prototype is . . .</text:p>
      <text:p text:style-name="P14"/>
      <text:p text:style-name="P16">void SLM<text:span text:style-name="T4">ul</text:span>(const FIELD * f, const Dfmt * a, const Dfmt * b, </text:p>
      <text:p text:style-name="P16"><text:s text:c="23"/>Dfmt * c, uint64 nora, uint64 noca, uint64 nocb)</text:p>
      <text:p text:style-name="P16"/>
      <text:p text:style-name="P13">To multiply matrix A by matrix B and<text:span text:style-name="T4"> to put the result int matrix C. <text:s/>The dimensions are as stated A (nora x noca) B (noca x nocb) C (nora x nocb).</text:span></text:p>
      <text:p text:style-name="P13"/>
      <text:p text:style-name="P15">One implementation is to use Dfmt throughout.</text:p>
      <text:p text:style-name="P15"/>
      <text:p text:style-name="P15">Another is to use the HPMI for a field of prime order, and it is this section that is to be developed in mtx64p.</text:p>
      <text:p text:style-name="P15"/>
      <text:p text:style-name="P15">How did the old system do it?</text:p>
      <text:p text:style-name="P15"/>
      <text:p text:style-name="P15">Firstly it tested the dimensions. <text:s/><text:span text:style-name="T5">Now it needs to clear matrix C if noca is zero but the other two dimensions are non-zero.</text:span></text:p>
      <text:p text:style-name="P15"/>
      <text:p text:style-name="P15">Then it tested to see if the HPMI is available <text:span text:style-name="T6">TBD</text:span><text:span text:style-name="T7"> how does it do that?</text:span></text:p>
      <text:p text:style-name="P15"/>
      <text:p text:style-name="P17">It then computed nz5, nz4, nz3, nz2, nz1, nz0, alcove and cauldron. <text:s/>As well as the dimensions it needed</text:p>
      <text:p text:style-name="P17"/>
      <text:p text:style-name="P17">f-&gt;alcove</text:p>
      <text:p text:style-name="P17">f-&gt;afmtalcovelen</text:p>
      <text:p text:style-name="P17">f-&gt;gentbyte</text:p>
      <text:p text:style-name="P17">f-&gt;cauldron</text:p>
      <text:p text:style-name="P15"/>
      <text:p text:style-name="P17">to compute these things.</text:p>
      <text:p text:style-name="P15"/>
      <text:p text:style-name="P15">It needed f-&gt;linf to know how many linear functions there were, though this was never tested with linf &gt; 1.</text:p>
      <text:p text:style-name="P15"/>
      <text:p text:style-name="P15">There was a GSSet available.</text:p>
      <text:p text:style-name="P15"/>
      <text:p text:style-name="P15">There was a DtoG available</text:p>
      <text:p text:style-name="P15">There was an LFGtoL</text:p>
      <text:p text:style-name="P15"/>
      <text:p text:style-name="P15">SetAWA</text:p>
      <text:p text:style-name="P15">SetBWA</text:p>
      <text:p text:style-name="P15"><text:soft-page-break/></text:p>
      <text:p text:style-name="P15">LtoA <text:s/>(using f-&gt;gbytesper)</text:p>
      <text:p text:style-name="P15"/>
      <text:p text:style-name="P15">BtoW</text:p>
      <text:p text:style-name="P15">BrickMad</text:p>
      <text:p text:style-name="P15"/>
      <text:p text:style-name="P15">DestAWA, DestBWA.</text:p>
      <text:p text:style-name="P10"/>
      <text:p text:style-name="P18">Section <text:span text:style-name="T8">3</text:span> – <text:span text:style-name="T3">The Gaussian functionality.</text:span></text:p>
      <text:p text:style-name="P12"/>
      <text:p text:style-name="P9">Up to now, Gaussian Elimination is done in one of two formats - Dfmt and HPMI. <text:s/>It seems fairly clear now (though this is still to be proven beyond doubt) that an intermediate format is needed to replace the Dfmt when matrices of a fair size are to be subjected to Gaussian Elimination.</text:p>
      <text:p text:style-name="P9"/>
      <text:p text:style-name="P9">To a first approximation, it might be thought that the Afmt/Bfmt/Cfmt set are good for this purpose, but - at least as it stands at the moment - this is probably not the case.</text:p>
      <text:p text:style-name="P9"/>
      <text:p text:style-name="P9">One difficulty is certainly the way in which extension fields are handled. <text:s/>As of today, extension fields are not yet implemented even for multiplication, and one reason for this is the uncertainty about the use for Gaussian. <text:s/>For multiplication, the various matrices are held over the ground field, and extension-fields are implemented at a higher level by doing linear forms on entire matrices. <text:s/>This is unlikely to be very effective for Gaussian, because single rows must be multiplied by field elements at various stages, and the fact that different forms are needed for Bfmt and Cfmt is an obstruction.</text:p>
      <text:p text:style-name="P9"/>
      <text:p text:style-name="P11">The main function to be implemented is basically the old "clean-and-extend". <text:s/>One has a matrix, which I will call B, that has already been put into negative reduced echelon form. <text:s/>Initially this matrix has zero rows. <text:s/>One also has another matrix, which I will call C, that has all the pivots of B cleared. <text:s/>The objective is to take some rows of C and include them also into B.</text:p>
      <text:p text:style-name="P11"/>
      <text:p text:style-name="P11">If we assume that a slab consists of perhaps 50,000 rows, it is clear that there is also a need to "propogate" this step. <text:s/>In other words the row operatons deduced from matrices B and C must be readily and rapidly applied to a fair number of further matrices B<text:span text:style-name="T9">i</text:span><text:span text:style-name="T10"> and C</text:span><text:span text:style-name="T9">i</text:span><text:span text:style-name="T10"> further along the row.</text:span></text:p>
      <text:p text:style-name="P11"/>
      <text:p text:style-name="P11"><text:span text:style-name="T10">For several reasons, it is very convenient if the matrices B and C (and also B</text:span><text:span text:style-name="T9">i</text:span><text:span text:style-name="T10"> and C</text:span><text:span text:style-name="T9">i</text:span><text:span text:style-name="T10">) are held in one block of memory, so that rows can drift from C to B as the operation proceeds.</text:span></text:p>
      <text:p text:style-name="P11"/>
      <text:p text:style-name="P11"><text:span text:style-name="T10">The main performance-critical part, however, is to deal with the situation where B is completely in negative reduced echelon form (so that C no longer has any rows) and to clear these pivots from the other block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5-09-06T11:48:04.743134334</dc:date>
    <meta:editing-duration>PT23H36M54S</meta:editing-duration>
    <meta:editing-cycles>103</meta:editing-cycles>
    <meta:generator>LibreOffice/4.2.8.2$Linux_X86_64 LibreOffice_project/420m0$Build-2</meta:generator>
    <meta:printed-by>User </meta:printed-by>
    <meta:print-date>2012-08-06T12:45:35</meta:print-date>
    <meta:document-statistic meta:table-count="0" meta:image-count="0" meta:object-count="0" meta:page-count="2" meta:paragraph-count="39" meta:word-count="712" meta:character-count="3997" meta:non-whitespace-character-count="3281"/>
  </office:meta>
</office:document-meta>
</file>